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manifest.rdf" manifest:media-type="application/rdf+xml"/>
  <manifest:file-entry manifest:full-path="Configurations2/accelerator/current.xml" manifest:media-type=""/>
  <manifest:file-entry manifest:full-path="Configurations2/" manifest:media-type="application/vnd.sun.xml.ui.configuration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P1" style:family="paragraph" style:parent-style-name="Preformatted_20_Text">
      <style:paragraph-properties fo:margin-top="0cm" fo:margin-bottom="0.499cm" loext:contextual-spacing="false"/>
    </style:style>
    <style:style style:name="Sect1" style:family="section">
      <style:section-properties fo:margin-left="0cm" fo:margin-right="0cm" style:editable="false">
        <style:columns fo:column-count="1" fo:column-gap="0cm"/>
      </style:section-properties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h text:style-name="Heading_20_1" text:outline-level="1"><text:bookmark text:name="reader-title"/>CakePHP 3 e relacionamentos entre tabelas Artigo - WebDevBr</text:h>
      <text:section text:style-name="Sect1" text:name="moz-reader-content">
        <text:section text:style-name="Sect1" text:name="readability-page-1">
          <text:p text:style-name="Text_20_body">O artigo de número 100 não poderia deixar de ser sobre CakePHP, e desta vez quero falar um pouco sobre relacionamentos entre tabelas, um assunto que tira o sono de muita gente, vamos ver?</text:p>
          <text:h text:style-name="Heading_20_3" text:outline-level="3">hasOne - Um para um</text:h>
          <text:p text:style-name="Text_20_body">O relacionamento hasOne informa que um registro está relacionado a apenas um outro registro, por exemplo, um usuário pode ter apenas um perfil em uma rede social.</text:p>
          <text:p text:style-name="Text_20_body">Para definir um relacionamento hasOne vá até o método initialize() do Table em questão, por exemplo o UsersTable (em app/Model/Table/UsersTable.php).</text:p>
          <text:h text:style-name="Heading_20_3" text:outline-level="3">Gostou deste artigo?</text:h>
          <text:p text:style-name="Text_20_body">Receba atualizações semanais com novos artigos do WebDevBr e outras dicas!</text:p>
          <text:p text:style-name="Preformatted_20_Text"><text:span text:style-name="Source_20_Text">namespace App\Model\Table;</text:span></text:p>
          <text:p text:style-name="Preformatted_20_Text"/>
          <text:p text:style-name="Preformatted_20_Text"><text:span text:style-name="Source_20_Text">use Cake\ORM\Table;</text:span></text:p>
          <text:p text:style-name="Preformatted_20_Text"/>
          <text:p text:style-name="Preformatted_20_Text"><text:span text:style-name="Source_20_Text">class UsersTable extends Table</text:span></text:p>
          <text:p text:style-name="Preformatted_20_Text"><text:span text:style-name="Source_20_Text">{</text:span></text:p>
          <text:p text:style-name="Preformatted_20_Text"/>
          <text:p text:style-name="Preformatted_20_Text"><text:span text:style-name="Source_20_Text"><text:s text:c="4"/>public function initialize(array $config)</text:span></text:p>
          <text:p text:style-name="Preformatted_20_Text"><text:span text:style-name="Source_20_Text"><text:s text:c="4"/>{</text:span></text:p>
          <text:p text:style-name="Preformatted_20_Text"><text:span text:style-name="Source_20_Text"><text:s text:c="8"/>$this-&gt;hasOne('Profile');</text:span></text:p>
          <text:p text:style-name="Preformatted_20_Text"><text:span text:style-name="Source_20_Text"><text:s text:c="4"/>}</text:span></text:p>
          <text:p text:style-name="Preformatted_20_Text"/>
          <text:p text:style-name="P1"><text:span text:style-name="Source_20_Text">}</text:span></text:p>
          <text:p text:style-name="Text_20_body">A tabela profiles (que é a relacionada) deverá ter um campo chamado user_id, entendeu? nomes de tabelas no plural, e a foreing key (chave estrageira) no singular. Para não se perder você pode informar qual será sua chave estrangeira, e não usar esta regra.</text:p>
          <text:p text:style-name="Preformatted_20_Text"><text:span text:style-name="Source_20_Text">namespace App\Model\Table;</text:span></text:p>
          <text:p text:style-name="Preformatted_20_Text"/>
          <text:p text:style-name="Preformatted_20_Text"><text:span text:style-name="Source_20_Text">use Cake\ORM\Table;</text:span></text:p>
          <text:p text:style-name="Preformatted_20_Text"/>
          <text:p text:style-name="Preformatted_20_Text"><text:span text:style-name="Source_20_Text">class UsersTable extends Table</text:span></text:p>
          <text:p text:style-name="Preformatted_20_Text"><text:span text:style-name="Source_20_Text">{</text:span></text:p>
          <text:p text:style-name="Preformatted_20_Text"/>
          <text:p text:style-name="Preformatted_20_Text"><text:span text:style-name="Source_20_Text"><text:s text:c="4"/>public function initialize(array $config)</text:span></text:p>
          <text:p text:style-name="Preformatted_20_Text"><text:span text:style-name="Source_20_Text"><text:s text:c="4"/>{</text:span></text:p>
          <text:p text:style-name="Preformatted_20_Text"><text:span text:style-name="Source_20_Text"><text:s text:c="8"/>$this-&gt;hasOne('Profile', [</text:span></text:p>
          <text:p text:style-name="Preformatted_20_Text"><text:span text:style-name="Source_20_Text"><text:s text:c="12"/>'foreignKey' =&gt; 'user_id'</text:span></text:p>
          <text:p text:style-name="Preformatted_20_Text"><text:span text:style-name="Source_20_Text"><text:s text:c="8"/>]);</text:span></text:p>
          <text:p text:style-name="Preformatted_20_Text"><text:span text:style-name="Source_20_Text"><text:s text:c="4"/>}</text:span></text:p>
          <text:p text:style-name="Preformatted_20_Text"/>
          <text:p text:style-name="P1"><text:span text:style-name="Source_20_Text">}</text:span></text:p>
          <text:p text:style-name="Text_20_body">Para ver mais opções para hasOne <text:a xlink:type="simple" xlink:href="http://book.cakephp.org/3.0/en/orm/associations.html#hasone-associations" text:style-name="Internet_20_link" text:visited-style-name="Visited_20_Internet_20_Link">visite este link</text:a>.</text:p>
          <text:h text:style-name="Heading_20_3" text:outline-level="3"><text:soft-page-break/>hasMany - Um para muitos</text:h>
          <text:p text:style-name="Text_20_body">O relacionamento hasMany informa que um registro está relacionado a vários outro registros, por exemplo, um usuário pode ter várias fotos em uma rede social.</text:p>
          <text:p text:style-name="Text_20_body">Para definir um relacionamento hasMany vá até o método initialize() do Table em questão, por exemplo o UsersTable (em app/Model/Table/UsersTable.php).</text:p>
          <text:p text:style-name="Preformatted_20_Text"><text:span text:style-name="Source_20_Text">namespace App\Model\Table;</text:span></text:p>
          <text:p text:style-name="Preformatted_20_Text"/>
          <text:p text:style-name="Preformatted_20_Text"><text:span text:style-name="Source_20_Text">use Cake\ORM\Table;</text:span></text:p>
          <text:p text:style-name="Preformatted_20_Text"/>
          <text:p text:style-name="Preformatted_20_Text"><text:span text:style-name="Source_20_Text">class UsersTable extends Table</text:span></text:p>
          <text:p text:style-name="Preformatted_20_Text"><text:span text:style-name="Source_20_Text">{</text:span></text:p>
          <text:p text:style-name="Preformatted_20_Text"/>
          <text:p text:style-name="Preformatted_20_Text"><text:span text:style-name="Source_20_Text"><text:s text:c="4"/>public function initialize(array $config)</text:span></text:p>
          <text:p text:style-name="Preformatted_20_Text"><text:span text:style-name="Source_20_Text"><text:s text:c="4"/>{</text:span></text:p>
          <text:p text:style-name="Preformatted_20_Text"><text:span text:style-name="Source_20_Text"><text:s text:c="8"/>$this-&gt;hasMany('Photos');</text:span></text:p>
          <text:p text:style-name="Preformatted_20_Text"><text:span text:style-name="Source_20_Text"><text:s text:c="4"/>}</text:span></text:p>
          <text:p text:style-name="Preformatted_20_Text"/>
          <text:p text:style-name="P1"><text:span text:style-name="Source_20_Text">}</text:span></text:p>
          <text:p text:style-name="Text_20_body">Bem parecido com o hasOne, só que agora quem recebe a chave estrangeira user<text:span text:style-name="Emphasis">id é a tabela photos, neste caso também é possível personalizar a chave estrangeira usando o 'foreign</text:span>key' dentro do array no segundo parâmetro, para ver as outras opções vá até <text:a xlink:type="simple" xlink:href="http://book.cakephp.org/3.0/en/orm/associations.html#hasmany-associations" text:style-name="Internet_20_link" text:visited-style-name="Visited_20_Internet_20_Link">este link</text:a>.</text:p>
          <text:h text:style-name="Heading_20_3" text:outline-level="3">belongsTo - O contrário de hasOne e hasMany</text:h>
          <text:p text:style-name="Text_20_body">O relacionamento belongsTo acontece naturalmente na lógica da aplicação, se você cria um relacionamento hasOne e/ou hasMany é natural que a outra tabela também se relacione, mas mesmo assim ele tem que ser informado.</text:p>
          <text:p text:style-name="Text_20_body">Para definir um relacionamento belongsTo vá até o método initialize() do Table em questão, por exemplo o PhotosTable (em app/Model/Table/PhotosTable.php).</text:p>
          <text:p text:style-name="Preformatted_20_Text"><text:span text:style-name="Source_20_Text">namespace App\Model\Table;</text:span></text:p>
          <text:p text:style-name="Preformatted_20_Text"/>
          <text:p text:style-name="Preformatted_20_Text"><text:span text:style-name="Source_20_Text">use Cake\ORM\Table;</text:span></text:p>
          <text:p text:style-name="Preformatted_20_Text"/>
          <text:p text:style-name="Preformatted_20_Text"><text:span text:style-name="Source_20_Text">class PhotosTable extends Table</text:span></text:p>
          <text:p text:style-name="Preformatted_20_Text"><text:span text:style-name="Source_20_Text">{</text:span></text:p>
          <text:p text:style-name="Preformatted_20_Text"/>
          <text:p text:style-name="Preformatted_20_Text"><text:span text:style-name="Source_20_Text"><text:s text:c="4"/>public function initialize(array $config)</text:span></text:p>
          <text:p text:style-name="Preformatted_20_Text"><text:span text:style-name="Source_20_Text"><text:s text:c="4"/>{</text:span></text:p>
          <text:p text:style-name="Preformatted_20_Text"><text:span text:style-name="Source_20_Text"><text:s text:c="8"/>$this-&gt;belongsTo('Users');</text:span></text:p>
          <text:p text:style-name="Preformatted_20_Text"><text:span text:style-name="Source_20_Text"><text:s text:c="4"/>}</text:span></text:p>
          <text:p text:style-name="Preformatted_20_Text"/>
          <text:p text:style-name="P1"><text:span text:style-name="Source_20_Text">}</text:span></text:p>
          <text:p text:style-name="Text_20_body">Nenhuma novidade, só que agora quem recebe a chave estrangeira user<text:span text:style-name="Emphasis">id é a tabela do model que estamos (tabela photos), neste caso também é possível personalizar a chave estrangeira usando o 'foreign</text:span>key' dentro do array no segundo parâmetro, para ver as outras opções vá até <text:a xlink:type="simple" xlink:href="http://book.cakephp.org/3.0/en/orm/associations.html#belongsto-associations" text:style-name="Internet_20_link" text:visited-style-name="Visited_20_Internet_20_Link">este link</text:a>.</text:p>
          <text:h text:style-name="Heading_20_3" text:outline-level="3">BelongsToMany - Muitos para muitos</text:h>
          <text:p text:style-name="Text_20_body">O relacionamento belongsToMany informa que vários registro estam relacionado a vários outros registros, por exemplo, um usuário pode ter várias grupos, e vários grupos podem ter vários <text:soft-page-break/>usuários em uma rede social..</text:p>
          <text:p text:style-name="Text_20_body">Para definir um relacionamento belongsToMany vá até o método initialize() do Table em questão, por exemplo o GroupsTable (em app/Model/Table/GroupsTable.php).</text:p>
          <text:p text:style-name="Preformatted_20_Text"><text:span text:style-name="Source_20_Text">namespace App\Model\Table;</text:span></text:p>
          <text:p text:style-name="Preformatted_20_Text"/>
          <text:p text:style-name="Preformatted_20_Text"><text:span text:style-name="Source_20_Text">use Cake\ORM\Table;</text:span></text:p>
          <text:p text:style-name="Preformatted_20_Text"/>
          <text:p text:style-name="Preformatted_20_Text"><text:span text:style-name="Source_20_Text">class GroupsTable extends Table</text:span></text:p>
          <text:p text:style-name="Preformatted_20_Text"><text:span text:style-name="Source_20_Text">{</text:span></text:p>
          <text:p text:style-name="Preformatted_20_Text"/>
          <text:p text:style-name="Preformatted_20_Text"><text:span text:style-name="Source_20_Text"><text:s text:c="4"/>public function initialize(array $config)</text:span></text:p>
          <text:p text:style-name="Preformatted_20_Text"><text:span text:style-name="Source_20_Text"><text:s text:c="4"/>{</text:span></text:p>
          <text:p text:style-name="Preformatted_20_Text"><text:span text:style-name="Source_20_Text"><text:s text:c="8"/>$this-&gt;belongsToMany('Users');</text:span></text:p>
          <text:p text:style-name="Preformatted_20_Text"><text:span text:style-name="Source_20_Text"><text:s text:c="4"/>}</text:span></text:p>
          <text:p text:style-name="Preformatted_20_Text"/>
          <text:p text:style-name="P1"><text:span text:style-name="Source_20_Text">}</text:span></text:p>
          <text:p text:style-name="Text_20_body">A novidade agora é que a chave estrageira fica dentro de uma terceira tabela cujo nome é formado pelo nome das outras duas, em ordem alfabética e separado por hifen, neste exemplo ela se chamaria 'groups<text:span text:style-name="Emphasis">users', esta tabela tem 3 campos, id, e as chaves estrangeiras de ambas as tabelas, neste caso, user</text:span>id e group_id. Da pra personalizar o nome da "tabela de junção" e das chaves estrangeiras, veja:</text:p>
          <text:p text:style-name="Preformatted_20_Text"><text:span text:style-name="Source_20_Text">namespace App\Model\Table;</text:span></text:p>
          <text:p text:style-name="Preformatted_20_Text"/>
          <text:p text:style-name="Preformatted_20_Text"><text:span text:style-name="Source_20_Text">use Cake\ORM\Table;</text:span></text:p>
          <text:p text:style-name="Preformatted_20_Text"/>
          <text:p text:style-name="Preformatted_20_Text"><text:span text:style-name="Source_20_Text">class GroupsTable extends Table</text:span></text:p>
          <text:p text:style-name="Preformatted_20_Text"><text:span text:style-name="Source_20_Text">{</text:span></text:p>
          <text:p text:style-name="Preformatted_20_Text"/>
          <text:p text:style-name="Preformatted_20_Text"><text:span text:style-name="Source_20_Text"><text:s text:c="4"/>public function initialize(array $config)</text:span></text:p>
          <text:p text:style-name="Preformatted_20_Text"><text:span text:style-name="Source_20_Text"><text:s text:c="4"/>{</text:span></text:p>
          <text:p text:style-name="Preformatted_20_Text"><text:span text:style-name="Source_20_Text"><text:s text:c="8"/>$this-&gt;belongsToMany('Users', [</text:span></text:p>
          <text:p text:style-name="Preformatted_20_Text"><text:span text:style-name="Source_20_Text"><text:s text:c="12"/>'joinTable' =&gt; 'article_tag',</text:span></text:p>
          <text:p text:style-name="Preformatted_20_Text"><text:span text:style-name="Source_20_Text"><text:s text:c="12"/>'foreignKey' =&gt; 'group_id',</text:span></text:p>
          <text:p text:style-name="Preformatted_20_Text"><text:span text:style-name="Source_20_Text"><text:s text:c="12"/>'targetForeignKey'=&gt;'user_id'</text:span></text:p>
          <text:p text:style-name="Preformatted_20_Text"><text:span text:style-name="Source_20_Text"><text:s text:c="8"/>]);</text:span></text:p>
          <text:p text:style-name="Preformatted_20_Text"><text:span text:style-name="Source_20_Text"><text:s text:c="4"/>}</text:span></text:p>
          <text:p text:style-name="Preformatted_20_Text"/>
          <text:p text:style-name="P1"><text:span text:style-name="Source_20_Text">}</text:span></text:p>
          <text:p text:style-name="Text_20_body">Agora temos o joinTable (nome da tabela de junção), a foreign key (chave estrangeira do model atual) e a target foreign key (chave estrangeira do model relacionado), vale reforçar que o model relacionado deverá ter as mesmas configurações (com as devidas alterações em foreignKey e targetForeignKey). Para ver mais opções de uma <text:a xlink:type="simple" xlink:href="http://book.cakephp.org/3.0/en/orm/associations.html#belongstomany-associations" text:style-name="Internet_20_link" text:visited-style-name="Visited_20_Internet_20_Link">olhada neste link</text:a>.</text:p>
          <text:h text:style-name="Heading_20_3" text:outline-level="3">Usando o model relacionado</text:h>
          <text:p text:style-name="Text_20_body">Todos os dados relacionados são trazidos quando você faz alguma busca no model em questão (users, por exemplo) e isso pode ser manipulado com a configuração contain, existem várias formas de usar, então de uma olhada nos <text:a xlink:type="simple" xlink:href="http://book.cakephp.org/3.0/en/orm/retrieving-data-and-resultsets.html#passing-conditions-to-contain" text:style-name="Internet_20_link" text:visited-style-name="Visited_20_Internet_20_Link">exemplos da documentação</text:a>.</text:p>
          <text:p text:style-name="Text_20_body">Além disso você pode executar as buscas direto no model relacionado ou salvar qualquer informação acessando diretamente a partir do model atual, exemplo:</text:p>
          <text:p text:style-name="P1"><text:soft-page-break/><text:span text:style-name="Source_20_Text">$groups = $this-&gt;Users-&gt;Groups-&gt;find('list');</text:span></text:p>
          <text:p text:style-name="Text_20_body">Essa variável $groups vai trazer uma lista de grupos que você pode colocar em um options por exemplo (passando com $this-&gt;set('groups', $groups)).</text:p>
          <text:p text:style-name="Text_20_body">Da pra salvar dados ou fazer o que quiser com o model Groups carregado direto do Users.</text:p>
          <text:p text:style-name="Text_20_body">Isso está disponível da mesma forma para qualquer tipo de relacionamento.</text:p>
          <text:h text:style-name="Heading_20_3" text:outline-level="3">Formulários</text:h>
          <text:p text:style-name="Text_20_body">Para os relacionamentos hasOne, hasMany e belongsTo você só precisa cria um campo com os dados da lista do exemplo anterior, na verdade se passar o nome da variável no plural (como eu fiz acima)  o CakePHP pega estes dados automáticamente.</text:p>
          <text:p text:style-name="P1"><text:span text:style-name="Source_20_Text">echo $this-&gt;Form-&gt;input('group_id');</text:span></text:p>
          <text:p text:style-name="Text_20_body">Claro que por algum motivo isso pode não funcionar como deveria, então você pode setar o campo.</text:p>
          <text:p text:style-name="P1"><text:span text:style-name="Source_20_Text">echo $this-&gt;Form-&gt;input('group_id', ['options' =&gt; $groups]);</text:span></text:p>
          <text:p text:style-name="Text_20_body">Já o campo para o belongsToMany deveria ser:</text:p>
          <text:p text:style-name="P1"><text:span text:style-name="Source_20_Text">echo $this-&gt;Form-&gt;input('groups._ids', ['options' =&gt; $groups]);</text:span></text:p>
          <text:p text:style-name="Text_20_body">Muito simples não? Aqui a documentação <text:a xlink:type="simple" xlink:href="http://book.cakephp.org/3.0/en/views/helpers/form.html#creating-form-inputs" text:style-name="Internet_20_link" text:visited-style-name="Visited_20_Internet_20_Link">sobre o assunto</text:a>.</text:p>
          <text:h text:style-name="Heading_20_3" text:outline-level="3">Salvando os dados</text:h>
          <text:p text:style-name="Text_20_body">Para salvar (atualizar ou criar) 1 nível de associação é fácil, só usar o save normalmente, veja <text:a xlink:type="simple" xlink:href="http://book.cakephp.org/3.0/en/orm/saving-data.html#saving-with-associations" text:style-name="Internet_20_link" text:visited-style-name="Visited_20_Internet_20_Link">alguns exemplos</text:a>.</text:p>
          <text:p text:style-name="Text_20_body"><text:a xlink:type="simple" xlink:href="http://book.cakephp.org/3.0/en/orm/saving-data.html#associate-many-to-many-records" text:style-name="Internet_20_link" text:visited-style-name="Visited_20_Internet_20_Link">E para salvar belongsToMany</text:a>.</text:p>
          <text:h text:style-name="Heading_20_3" text:outline-level="3">Conclusão</text:h>
          <text:p text:style-name="Text_20_body">É muito fácil trabalhar com relacionamentos usando o CakePHP 3, não tem segredo algum, uma rápida olhada em cada sessão correspondente (<text:a xlink:type="simple" xlink:href="http://book.cakephp.org/3.0/en/orm/associations.html#belongstomany-associations" text:style-name="Internet_20_link" text:visited-style-name="Visited_20_Internet_20_Link">Associations</text:a>, <text:a xlink:type="simple" xlink:href="http://book.cakephp.org/3.0/en/orm/saving-data.html" text:style-name="Internet_20_link" text:visited-style-name="Visited_20_Internet_20_Link">Saving Data</text:a> e <text:a xlink:type="simple" xlink:href="http://book.cakephp.org/3.0/en/views/helpers/form.html" text:style-name="Internet_20_link" text:visited-style-name="Visited_20_Internet_20_Link">Form</text:a>) da documentação e você já vira mestre.</text:p>
        </text:section>
      </text:section>
      <text:p text:style-name="Standard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FreeSans1" svg:font-family="FreeSans" style:font-family-generic="swiss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Droid Sans Fallback" svg:font-family="'Droid Sans Fallback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651cm" style:writing-mode="page"/>
      <style:text-properties style:use-window-font-color="true" style:font-name="Liberation Serif" fo:font-size="12pt" fo:language="pt" fo:country="BR" style:letter-kerning="true" style:font-name-asian="Droid Sans Fallback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Droid Sans Fallback" style:font-family-asian="'Droid Sans Fallback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1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1" style:font-family-complex="FreeSans" style:font-family-generic-complex="swiss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423cm" fo:margin-bottom="0.212cm" loext:contextual-spacing="false"/>
      <style:text-properties style:font-name="Liberation Serif" fo:font-family="'Liberation Serif'" style:font-family-generic="roman" style:font-pitch="variable" fo:font-size="24pt" fo:font-weight="bold" style:font-name-asian="Droid Sans Fallback" style:font-family-asian="'Droid Sans Fallback'" style:font-family-generic-asian="system" style:font-pitch-asian="variable" style:font-size-asian="24pt" style:font-weight-asian="bold" style:font-name-complex="FreeSans" style:font-family-complex="FreeSans" style:font-family-generic-complex="system" style:font-pitch-complex="variable" style:font-size-complex="24pt" style:font-weight-complex="bold"/>
    </style:style>
    <style:style style:name="Heading_20_3" style:display-name="Heading 3" style:family="paragraph" style:parent-style-name="Heading" style:next-style-name="Text_20_body" style:default-outline-level="3" style:list-style-name="" style:class="text">
      <style:paragraph-properties fo:margin-top="0.247cm" fo:margin-bottom="0.212cm" loext:contextual-spacing="false"/>
      <style:text-properties style:font-name="Liberation Serif" fo:font-family="'Liberation Serif'" style:font-family-generic="roman" style:font-pitch="variable" fo:font-size="14pt" fo:font-weight="bold" style:font-name-asian="Droid Sans Fallback" style:font-family-asian="'Droid Sans Fallback'" style:font-family-generic-asian="system" style:font-pitch-asian="variable" style:font-size-asian="14pt" style:font-weight-asian="bold" style:font-name-complex="FreeSans" style:font-family-complex="FreeSans" style:font-family-generic-complex="system" style:font-pitch-complex="variable" style:font-size-complex="14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ource_20_Text" style:display-name="Source Text" style:family="text">
      <style:text-properties style:font-name="Liberation Mono" fo:font-family="'Liberation Mono'" style:font-family-generic="modern" style:font-pitch="fixed" style:font-name-asian="Nimbus Mono L" style:font-family-asian="'Nimbus Mono L'" style:font-family-generic-asian="modern" style:font-pitch-asian="fixed" style:font-name-complex="Liberation Mono" style:font-family-complex="'Liberation Mono'" style:font-family-generic-complex="modern" style:font-pitch-complex="fixed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Emphasis" style:family="text">
      <style:text-properties fo:font-style="italic" style:font-style-asian="italic" style:font-style-complex="italic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Ribamar FS</meta:initial-creator>
    <meta:creation-date>2016-10-17T12:41:43.194826737</meta:creation-date>
    <dc:date>2016-10-17T12:42:01.859191943</dc:date>
    <dc:creator>Ribamar FS</dc:creator>
    <meta:editing-duration>PT17S</meta:editing-duration>
    <meta:editing-cycles>2</meta:editing-cycles>
    <meta:generator>LibreOffice/5.0.3.2$Linux_X86_64 LibreOffice_project/00m0$Build-2</meta:generator>
    <meta:document-statistic meta:table-count="0" meta:image-count="0" meta:object-count="0" meta:page-count="4" meta:paragraph-count="102" meta:word-count="931" meta:character-count="6359" meta:non-whitespace-character-count="5345"/>
  </office:meta>
</office:document-meta>
</file>